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Montserrat" svg:font-family="Montserrat"/>
    <style:font-face style:name="Calibri" svg:font-family="Calibri"/>
    <style:font-face style:name="DejaVu Sans" svg:font-family="DejaVu Sans"/>
  </office:font-face-decls>
  <office:automatic-styles>
    <style:style style:parent-style-name="Normal" style:data-style-name="" style:family="table-cell" style:name="ce5">
      <style:table-cell-properties fo:background-color="transparent"/>
      <style:paragraph-properties style:writing-mode="page"/>
      <style:text-properties fo:color="#000000" fo:font-family="DejaVu Sans" style:font-family-asian="DejaVu Sans" style:font-family-complex="DejaVu Sans" fo:font-size="10pt" style:font-size-asian="10pt" style:font-size-complex="10pt" fo:font-style="normal" fo:font-weight="normal"/>
    </style:style>
    <style:style style:parent-style-name="Normal" style:data-style-name="" style:family="table-cell" style:name="ce6">
      <style:table-cell-properties fo:background-color="transparent"/>
      <style:paragraph-properties style:writing-mode="page"/>
      <style:text-properties fo:font-family="Montserrat" style:font-family-asian="Montserrat" style:font-family-complex="Montserrat" fo:font-size="10pt" style:font-size-asian="10pt" style:font-size-complex="10pt" fo:font-style="normal" fo:font-weight="normal"/>
    </style:style>
    <style:style style:parent-style-name="Normal 2" style:data-style-name="" style:family="table-cell" style:name="ce7">
      <style:table-cell-properties style:text-align-source="fix" fo:background-color="transparent"/>
      <style:paragraph-properties fo:text-align="center" style:writing-mode="page"/>
      <style:text-properties fo:font-family="Montserrat" style:font-family-asian="Montserrat" style:font-family-complex="Montserrat" fo:font-size="10pt" style:font-size-asian="10pt" style:font-size-complex="10pt" fo:font-style="normal" fo:font-weight="normal"/>
    </style:style>
    <style:style style:parent-style-name="Normal" style:data-style-name="" style:family="table-cell" style:name="ce8">
      <style:table-cell-properties fo:background-color="transparent"/>
      <style:paragraph-properties style:writing-mode="page"/>
      <style:text-properties fo:font-family="DejaVu Sans" style:font-family-asian="DejaVu Sans" style:font-family-complex="DejaVu Sans" fo:font-size="10pt" style:font-size-asian="10pt" style:font-size-complex="10pt" fo:font-style="normal" fo:font-weight="normal"/>
    </style:style>
    <style:style style:parent-style-name="Normal 2" style:data-style-name="" style:family="table-cell" style:name="ce9">
      <style:table-cell-properties style:text-align-source="fix" fo:background-color="transparent"/>
      <style:paragraph-properties fo:text-align="center" style:writing-mode="page"/>
      <style:text-properties fo:font-family="Montserrat" style:font-family-asian="Montserrat" style:font-family-complex="Montserrat" fo:font-size="10pt" style:font-size-asian="10pt" style:font-size-complex="10pt" fo:font-style="normal" fo:font-weight="normal"/>
    </style:style>
    <style:style style:parent-style-name="Normal 2" style:data-style-name="NF10002" style:family="table-cell" style:name="ce10">
      <style:table-cell-properties style:text-align-source="fix" fo:background-color="transparent"/>
      <style:paragraph-properties fo:text-align="center" style:writing-mode="page"/>
      <style:text-properties fo:font-family="Montserrat" style:font-family-asian="Montserrat" style:font-family-complex="Montserrat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2.276cm" loext:column-width-sym="10.1406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4.842cm" style:use-optimal-column-width="true" loext:column-width-sym="22.2852" fo:break-before="auto"/>
    </style:style>
    <style:style style:family="table-column" style:name="co3">
      <style:table-column-properties style:column-width="4.948cm" style:use-optimal-column-width="true" loext:column-width-sym="22.7109" fo:break-before="auto"/>
    </style:style>
    <style:style style:family="table-column" style:name="co4">
      <style:table-column-properties style:column-width="2.884cm" style:use-optimal-column-width="true" loext:column-width-sym="13" fo:break-before="auto"/>
    </style:style>
    <style:style style:family="table-column" style:name="co5">
      <style:table-column-properties style:column-width="2.964cm" style:use-optimal-column-width="false" loext:column-width-sym="13.4258" fo:break-before="auto"/>
    </style:style>
    <style:style style:family="table-column" style:name="co6">
      <style:table-column-properties style:column-width="4.366cm" style:use-optimal-column-width="true" loext:column-width-sym="20" fo:break-before="auto"/>
    </style:style>
    <style:style style:family="table-column" style:name="co7">
      <style:table-column-properties style:column-width="4.445cm" style:use-optimal-column-width="true" loext:column-width-sym="20.4258" fo:break-before="auto"/>
    </style:style>
    <style:style style:family="table-column" style:name="co8">
      <style:table-column-properties style:column-width="2.276cm" style:use-optimal-column-width="false" loext:column-width-sym="10.1406" fo:break-before="auto"/>
    </style:style>
    <style:style style:family="table-column" style:name="co9">
      <style:table-column-properties style:column-width="4.154cm" style:use-optimal-column-width="true" loext:column-width-sym="19" fo:break-before="auto"/>
    </style:style>
    <style:style style:family="table-column" style:name="co10">
      <style:table-column-properties style:column-width="3.36cm" style:use-optimal-column-width="true" loext:column-width-sym="15.2852" fo:break-before="auto"/>
    </style:style>
    <style:style style:family="table-column" style:name="co11">
      <style:table-column-properties style:column-width="3.493cm" style:use-optimal-column-width="true" loext:column-width-sym="15.8555" fo:break-before="auto"/>
    </style:style>
    <style:style style:family="table-column" style:name="co12">
      <style:table-column-properties style:column-width="2.884cm" style:use-optimal-column-width="true" loext:column-width-sym="13" fo:break-before="auto"/>
    </style:style>
    <style:style style:family="table-column" style:name="co13">
      <style:table-column-properties style:column-width="2.276cm" style:use-optimal-column-width="false" loext:column-width-sym="10.1406" fo:break-before="auto"/>
    </style:style>
    <style:style style:family="table-column" style:name="co14">
      <style:table-column-properties style:column-width="3.572cm" style:use-optimal-column-width="true" loext:column-width-sym="16.2852" fo:break-before="auto"/>
    </style:style>
    <style:style style:family="table-column" style:name="co15">
      <style:table-column-properties style:column-width="2.276cm" style:use-optimal-column-width="false" loext:column-width-sym="10.1406" fo:break-before="auto"/>
    </style:style>
    <style:style style:family="table-row" style:name="ro2">
      <style:table-row-properties style:row-height="17.25pt" style:use-optimal-row-height="true" fo:break-before="auto"/>
    </style:style>
    <style:style style:family="table-row" style:name="ro3">
      <style:table-row-properties style:row-height="17.25pt" style:use-optimal-row-height="true" fo:break-before="auto"/>
    </style:style>
    <style:style style:family="table-row" style:name="ro4">
      <style:table-row-properties style:row-height="17.25pt" style:use-optimal-row-height="true" fo:break-before="auto"/>
    </style:style>
    <style:style style:family="table-row" style:name="ro5">
      <style:table-row-properties style:row-height="17.25pt" style:use-optimal-row-height="true" fo:break-before="auto"/>
    </style:style>
    <style:style style:family="table-row" style:name="ro6">
      <style:table-row-properties style:row-height="17.25pt" style:use-optimal-row-height="true" fo:break-before="auto"/>
    </style:style>
    <style:style style:family="table-row" style:name="ro7">
      <style:table-row-properties style:row-height="17.25pt" style:use-optimal-row-height="true" fo:break-before="auto"/>
    </style:style>
    <style:style style:family="table-row" style:name="ro8">
      <style:table-row-properties style:row-height="17.25pt" style:use-optimal-row-height="true" fo:break-before="auto"/>
    </style:style>
    <style:style style:family="table-row" style:name="ro9">
      <style:table-row-properties style:row-height="17.25pt" style:use-optimal-row-height="true" fo:break-before="auto"/>
    </style:style>
    <style:style style:family="table-row" style:name="ro10">
      <style:table-row-properties style:row-height="17.25pt" style:use-optimal-row-height="true" fo:break-before="auto"/>
    </style:style>
    <style:style style:family="table-row" style:name="ro11">
      <style:table-row-properties style:row-height="17.25pt" style:use-optimal-row-height="true" fo:break-before="auto"/>
    </style:style>
    <style:style style:family="table-row" style:name="ro12">
      <style:table-row-properties style:row-height="17.25pt" style:use-optimal-row-height="true" fo:break-before="auto"/>
    </style:style>
    <style:style style:family="table-row" style:name="ro13">
      <style:table-row-properties style:row-height="17.25pt" style:use-optimal-row-height="true" fo:break-before="auto"/>
    </style:style>
    <style:style style:family="table-row" style:name="ro14">
      <style:table-row-properties style:row-height="17.25pt" style:use-optimal-row-height="true" fo:break-before="auto"/>
    </style:style>
    <style:style style:family="table-row" style:name="ro15">
      <style:table-row-properties style:row-height="17.25pt" style:use-optimal-row-height="true" fo:break-before="auto"/>
    </style:style>
    <style:style style:family="table-row" style:name="ro16">
      <style:table-row-properties style:row-height="17.25pt" style:use-optimal-row-height="true" fo:break-before="auto"/>
    </style:style>
    <style:style style:family="table-row" style:name="ro17">
      <style:table-row-properties style:row-height="17.25pt" style:use-optimal-row-height="true" fo:break-before="auto"/>
    </style:style>
    <style:style style:family="table-row" style:name="ro18">
      <style:table-row-properties style:row-height="17.25pt" style:use-optimal-row-height="true" fo:break-before="auto"/>
    </style:style>
    <style:style style:family="table-row" style:name="ro19">
      <style:table-row-properties style:row-height="17.25pt" style:use-optimal-row-height="true" fo:break-before="auto"/>
    </style:style>
    <style:style style:family="table-row" style:name="ro20">
      <style:table-row-properties style:row-height="17.25pt" style:use-optimal-row-height="true" fo:break-before="auto"/>
    </style:style>
    <style:style style:family="table-row" style:name="ro21">
      <style:table-row-properties style:row-height="17.25pt" style:use-optimal-row-height="true" fo:break-before="auto"/>
    </style:style>
    <style:style style:family="table-row" style:name="ro22">
      <style:table-row-properties style:row-height="14.25pt" style:use-optimal-row-height="false" fo:break-before="auto"/>
    </style:style>
    <style:style style:family="table-row" style:name="ro23">
      <style:table-row-properties style:row-height="14.25pt" style:use-optimal-row-height="false" fo:break-before="auto"/>
    </style:style>
  </office:automatic-styles>
  <office:body>
    <office:spreadsheet>
      <table:table table:name="KNN" table:style-name="ta1">
        <table:table-column table:style-name="co2" table:default-cell-style-name="ce6"/>
        <table:table-column table:number-columns-repeated="2"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number-columns-repeated="2"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number-columns-repeated="2" table:style-name="co13" table:default-cell-style-name="ce6"/>
        <table:table-column table:style-name="co14" table:default-cell-style-name="ce6"/>
        <table:table-column table:number-columns-repeated="16368" table:style-name="co15" table:default-cell-style-name="ce6"/>
        <table:table-column table:style-name="co1" table:default-cell-style-name="Normal"/>
        <table:table-row table:style-name="ro2">
          <table:table-cell table:style-name="ce7" office:value-type="string" calcext:value-type="string">
            <text:p>Feature1</text:p>
          </table:table-cell>
          <table:table-cell table:style-name="ce7" office:value-type="string" calcext:value-type="string">
            <text:p>Feature2</text:p>
          </table:table-cell>
          <table:table-cell table:style-name="ce7" office:value-type="string" calcext:value-type="string">
            <text:p>Feature3</text:p>
          </table:table-cell>
          <table:table-cell table:style-name="ce7" office:value-type="string" calcext:value-type="string">
            <text:p>Label</text:p>
          </table:table-cell>
          <table:table-cell table:style-name="ce7"/>
          <table:table-cell table:style-name="ce7" office:value-type="string" calcext:value-type="string">
            <text:p>Feature1_std</text:p>
          </table:table-cell>
          <table:table-cell table:style-name="ce7" office:value-type="string" calcext:value-type="string">
            <text:p>Feature2_std</text:p>
          </table:table-cell>
          <table:table-cell table:style-name="ce7" office:value-type="string" calcext:value-type="string">
            <text:p>Feature3_std</text:p>
          </table:table-cell>
          <table:table-cell table:style-name="ce7"/>
          <table:table-cell table:style-name="ce7" office:value-type="string" calcext:value-type="string">
            <text:p>Euclidian_Distance</text:p>
          </table:table-cell>
          <table:table-cell table:style-name="ce7" office:value-type="string" calcext:value-type="string">
            <text:p>Ordered</text:p>
          </table:table-cell>
          <table:table-cell table:style-name="ce7" office:value-type="string" calcext:value-type="string">
            <text:p>Ordered_Label</text:p>
          </table:table-cell>
          <table:table-cell table:style-name="ce7"/>
          <table:table-cell/>
          <table:table-cell/>
          <table:table-cell table:style-name="ce8"/>
          <table:table-cell table:style-name="ce7"/>
          <table:table-cell table:number-columns-repeated="1024"/>
        </table:table-row>
        <table:table-row table:style-name="ro3">
          <table:table-cell table:style-name="ce7" office:value-type="float" calcext:value-type="float" office:value="7.9000000000000004">
            <text:p>7.9000000000000004</text:p>
          </table:table-cell>
          <table:table-cell table:style-name="ce9" office:value-type="float" calcext:value-type="float" office:value="0.25">
            <text:p>0.25</text:p>
          </table:table-cell>
          <table:table-cell table:style-name="ce9" office:value-type="float" calcext:value-type="float" office:value="0.0085000000000000006">
            <text:p>0.0085000000000000006</text:p>
          </table:table-cell>
          <table:table-cell table:style-name="ce7" office:value-type="string" calcext:value-type="string">
            <text:p>citrus_fruit</text:p>
          </table:table-cell>
          <table:table-cell table:style-name="ce7"/>
          <table:table-cell table:style-name="ce7" table:formula="of:=([.A2]-[.A$17])/[.A$20]" office:value-type="float" calcext:value-type="float" office:value="-0.31695274412980351">
            <text:p>-0.31695274412980351</text:p>
          </table:table-cell>
          <table:table-cell table:style-name="ce7" table:formula="of:=([.B2]-[.B$17])/[.B$20]" office:value-type="float" calcext:value-type="float" office:value="-1.3282937173767109">
            <text:p>-1.3282937173767109</text:p>
          </table:table-cell>
          <table:table-cell table:style-name="ce7" table:formula="of:=([.C2]-[.C$17])/[.C$20]" office:value-type="float" calcext:value-type="float" office:value="-0.10422677727046192">
            <text:p>-0.10422677727046192</text:p>
          </table:table-cell>
          <table:table-cell table:style-name="ce7"/>
          <table:table-cell table:style-name="ce7" table:formula="of:=SQRT(POWER([.F2]-[.F$23];2)+POWER([.G2]-[.G$23];2)+POWER([.H2]-[.H$23];2))" office:value-type="float" calcext:value-type="float" office:value="0.87074589859079543">
            <text:p>0.87074589859079543</text:p>
          </table:table-cell>
          <table:table-cell table:style-name="ce7" table:formula="of:=SMALL([.$J$2:.$J$14];ROWS([.$K$2:.K2]))" office:value-type="float" calcext:value-type="float" office:value="0.87074589859079543">
            <text:p>0.87074589859079543</text:p>
          </table:table-cell>
          <table:table-cell table:style-name="ce7" table:formula="of:=INDEX([.$D$2:.$D$14];MATCH([.K2];[.$J$2:.$J$14];0))" office:value-type="string" calcext:value-type="string" office:string-value="citrus_fruit">
            <text:p>citrus_fruit</text:p>
          </table:table-cell>
          <table:table-cell table:style-name="ce7"/>
          <table:table-cell/>
          <table:table-cell/>
          <table:table-cell table:style-name="ce8"/>
          <table:table-cell table:style-name="ce7"/>
          <table:table-cell table:number-columns-repeated="1024"/>
        </table:table-row>
        <table:table-row table:style-name="ro4">
          <table:table-cell table:style-name="ce7" office:value-type="float" calcext:value-type="float" office:value="7.7000000000000002">
            <text:p>7.7000000000000002</text:p>
          </table:table-cell>
          <table:table-cell table:style-name="ce9" office:value-type="float" calcext:value-type="float" office:value="0.22">
            <text:p>0.22</text:p>
          </table:table-cell>
          <table:table-cell table:style-name="ce9" office:value-type="float" calcext:value-type="float" office:value="0.0088999999999999999">
            <text:p>0.0088999999999999999</text:p>
          </table:table-cell>
          <table:table-cell table:style-name="ce7" office:value-type="string" calcext:value-type="string">
            <text:p>citrus_fruit</text:p>
          </table:table-cell>
          <table:table-cell table:style-name="ce7"/>
          <table:table-cell table:style-name="ce7" table:formula="of:=([.A3]-[.A$17])/[.A$20]" office:value-type="float" calcext:value-type="float" office:value="-0.3856258386912611">
            <text:p>-0.3856258386912611</text:p>
          </table:table-cell>
          <table:table-cell table:style-name="ce7" table:formula="of:=([.B3]-[.B$17])/[.B$20]" office:value-type="float" calcext:value-type="float" office:value="-1.4242260414094734">
            <text:p>-1.4242260414094734</text:p>
          </table:table-cell>
          <table:table-cell table:style-name="ce7" table:formula="of:=([.C3]-[.C$17])/[.C$20]" office:value-type="float" calcext:value-type="float" office:value="-0.016527870829296378">
            <text:p>-0.016527870829296378</text:p>
          </table:table-cell>
          <table:table-cell table:style-name="ce7"/>
          <table:table-cell table:style-name="ce7" table:formula="of:=SQRT(POWER([.F3]-[.F$23];2)+POWER([.G3]-[.G$23];2)+POWER([.H3]-[.H$23];2))" office:value-type="float" calcext:value-type="float" office:value="0.97198825012071732">
            <text:p>0.97198825012071732</text:p>
          </table:table-cell>
          <table:table-cell table:style-name="ce7" table:formula="of:=SMALL([.$J$2:.$J$14];ROWS([.$K$2:.K3]))" office:value-type="float" calcext:value-type="float" office:value="0.97198825012071732">
            <text:p>0.97198825012071732</text:p>
          </table:table-cell>
          <table:table-cell table:style-name="ce7" table:formula="of:=INDEX([.$D$2:.$D$14];MATCH([.K3];[.$J$2:.$J$14];0))" office:value-type="string" calcext:value-type="string" office:string-value="citrus_fruit">
            <text:p>citrus_fruit</text:p>
          </table:table-cell>
          <table:table-cell table:style-name="ce7"/>
          <table:table-cell/>
          <table:table-cell/>
          <table:table-cell/>
          <table:table-cell table:style-name="ce7"/>
          <table:table-cell table:number-columns-repeated="1024"/>
        </table:table-row>
        <table:table-row table:style-name="ro5">
          <table:table-cell table:style-name="ce7" office:value-type="float" calcext:value-type="float" office:value="8.0999999999999996">
            <text:p>8.0999999999999996</text:p>
          </table:table-cell>
          <table:table-cell table:style-name="ce9" office:value-type="float" calcext:value-type="float" office:value="0.20000000000000001">
            <text:p>0.20000000000000001</text:p>
          </table:table-cell>
          <table:table-cell table:style-name="ce9" office:value-type="float" calcext:value-type="float" office:value="0.0089999999999999993">
            <text:p>0.0089999999999999993</text:p>
          </table:table-cell>
          <table:table-cell table:style-name="ce7" office:value-type="string" calcext:value-type="string">
            <text:p>citrus_fruit</text:p>
          </table:table-cell>
          <table:table-cell table:style-name="ce7"/>
          <table:table-cell table:style-name="ce7" table:formula="of:=([.A4]-[.A$17])/[.A$20]" office:value-type="float" calcext:value-type="float" office:value="-0.24827964956834622">
            <text:p>-0.24827964956834622</text:p>
          </table:table-cell>
          <table:table-cell table:style-name="ce7" table:formula="of:=([.B4]-[.B$17])/[.B$20]" office:value-type="float" calcext:value-type="float" office:value="-1.4881809240979815">
            <text:p>-1.4881809240979815</text:p>
          </table:table-cell>
          <table:table-cell table:style-name="ce7" table:formula="of:=([.C4]-[.C$17])/[.C$20]" office:value-type="float" calcext:value-type="float" office:value="0.0053968557809949136">
            <text:p>0.0053968557809949136</text:p>
          </table:table-cell>
          <table:table-cell table:style-name="ce7"/>
          <table:table-cell table:style-name="ce7" table:formula="of:=SQRT(POWER([.F4]-[.F$23];2)+POWER([.G4]-[.G$23];2)+POWER([.H4]-[.H$23];2))" office:value-type="float" calcext:value-type="float" office:value="1.0679565642830608">
            <text:p>1.0679565642830608</text:p>
          </table:table-cell>
          <table:table-cell table:style-name="ce7" table:formula="of:=SMALL([.$J$2:.$J$14];ROWS([.$K$2:.K4]))" office:value-type="float" calcext:value-type="float" office:value="1.0679565642830608">
            <text:p>1.0679565642830608</text:p>
          </table:table-cell>
          <table:table-cell table:style-name="ce7" table:formula="of:=INDEX([.$D$2:.$D$14];MATCH([.K4];[.$J$2:.$J$14];0))" office:value-type="string" calcext:value-type="string" office:string-value="citrus_fruit">
            <text:p>citrus_fruit</text:p>
          </table:table-cell>
          <table:table-cell table:style-name="ce7"/>
          <table:table-cell table:number-columns-repeated="1024"/>
        </table:table-row>
        <table:table-row table:style-name="ro6">
          <table:table-cell table:style-name="ce7" office:value-type="float" calcext:value-type="float" office:value="6">
            <text:p>6</text:p>
          </table:table-cell>
          <table:table-cell table:style-name="ce9" office:value-type="float" calcext:value-type="float" office:value="0.69999999999999996">
            <text:p>0.69999999999999996</text:p>
          </table:table-cell>
          <table:table-cell table:style-name="ce9" office:value-type="float" calcext:value-type="float" office:value="0.0035000000000000001">
            <text:p>0.0035000000000000001</text:p>
          </table:table-cell>
          <table:table-cell table:style-name="ce7" office:value-type="string" calcext:value-type="string">
            <text:p>red_fruit</text:p>
          </table:table-cell>
          <table:table-cell table:style-name="ce7"/>
          <table:table-cell table:style-name="ce7" table:formula="of:=([.A5]-[.A$17])/[.A$20]" office:value-type="float" calcext:value-type="float" office:value="-0.96934714246365028">
            <text:p>-0.96934714246365028</text:p>
          </table:table-cell>
          <table:table-cell table:style-name="ce7" table:formula="of:=([.B5]-[.B$17])/[.B$20]" office:value-type="float" calcext:value-type="float" office:value="0.1106911431147255">
            <text:p>0.1106911431147255</text:p>
          </table:table-cell>
          <table:table-cell table:style-name="ce7" table:formula="of:=([.C5]-[.C$17])/[.C$20]" office:value-type="float" calcext:value-type="float" office:value="-1.2004631077850334">
            <text:p>-1.2004631077850334</text:p>
          </table:table-cell>
          <table:table-cell table:style-name="ce7"/>
          <table:table-cell table:style-name="ce7" table:formula="of:=SQRT(POWER([.F5]-[.F$23];2)+POWER([.G5]-[.G$23];2)+POWER([.H5]-[.H$23];2))" office:value-type="float" calcext:value-type="float" office:value="1.1092693009919967">
            <text:p>1.1092693009919967</text:p>
          </table:table-cell>
          <table:table-cell table:style-name="ce7" table:formula="of:=SMALL([.$J$2:.$J$14];ROWS([.$K$2:.K5]))" office:value-type="float" calcext:value-type="float" office:value="1.1092693009919967">
            <text:p>1.1092693009919967</text:p>
          </table:table-cell>
          <table:table-cell table:style-name="ce7" table:formula="of:=INDEX([.$D$2:.$D$14];MATCH([.K5];[.$J$2:.$J$14];0))" office:value-type="string" calcext:value-type="string" office:string-value="red_fruit">
            <text:p>red_fruit</text:p>
          </table:table-cell>
          <table:table-cell table:style-name="ce7"/>
          <table:table-cell table:number-columns-repeated="1024"/>
        </table:table-row>
        <table:table-row table:style-name="ro7">
          <table:table-cell table:style-name="ce7" office:value-type="float" calcext:value-type="float" office:value="8.3000000000000007">
            <text:p>8.3000000000000007</text:p>
          </table:table-cell>
          <table:table-cell table:style-name="ce9" office:value-type="float" calcext:value-type="float" office:value="0.17999999999999999">
            <text:p>0.17999999999999999</text:p>
          </table:table-cell>
          <table:table-cell table:style-name="ce9" office:value-type="float" calcext:value-type="float" office:value="0.0091999999999999998">
            <text:p>0.0091999999999999998</text:p>
          </table:table-cell>
          <table:table-cell table:style-name="ce7" office:value-type="string" calcext:value-type="string">
            <text:p>citrus_fruit</text:p>
          </table:table-cell>
          <table:table-cell table:style-name="ce7"/>
          <table:table-cell table:style-name="ce7" table:formula="of:=([.A6]-[.A$17])/[.A$20]" office:value-type="float" calcext:value-type="float" office:value="-0.17960655500688832">
            <text:p>-0.17960655500688832</text:p>
          </table:table-cell>
          <table:table-cell table:style-name="ce7" table:formula="of:=([.B6]-[.B$17])/[.B$20]" office:value-type="float" calcext:value-type="float" office:value="-1.5521358067864899">
            <text:p>-1.5521358067864899</text:p>
          </table:table-cell>
          <table:table-cell table:style-name="ce7" table:formula="of:=([.C6]-[.C$17])/[.C$20]" office:value-type="float" calcext:value-type="float" office:value="0.049246309001577879">
            <text:p>0.049246309001577879</text:p>
          </table:table-cell>
          <table:table-cell table:style-name="ce7"/>
          <table:table-cell table:style-name="ce7" table:formula="of:=SQRT(POWER([.F6]-[.F$23];2)+POWER([.G6]-[.G$23];2)+POWER([.H6]-[.H$23];2))" office:value-type="float" calcext:value-type="float" office:value="1.1628576014833234">
            <text:p>1.1628576014833234</text:p>
          </table:table-cell>
          <table:table-cell table:style-name="ce7" table:formula="of:=SMALL([.$J$2:.$J$14];ROWS([.$K$2:.K6]))" office:value-type="float" calcext:value-type="float" office:value="1.1628576014833234">
            <text:p>1.1628576014833234</text:p>
          </table:table-cell>
          <table:table-cell table:style-name="ce7" table:formula="of:=INDEX([.$D$2:.$D$14];MATCH([.K6];[.$J$2:.$J$14];0))" office:value-type="string" calcext:value-type="string" office:string-value="citrus_fruit">
            <text:p>citrus_fruit</text:p>
          </table:table-cell>
          <table:table-cell table:style-name="ce7"/>
          <table:table-cell table:number-columns-repeated="1024"/>
        </table:table-row>
        <table:table-row table:style-name="ro8">
          <table:table-cell table:style-name="ce7" office:value-type="float" calcext:value-type="float" office:value="4.7999999999999998">
            <text:p>4.7999999999999998</text:p>
          </table:table-cell>
          <table:table-cell table:style-name="ce9" office:value-type="float" calcext:value-type="float" office:value="0.75">
            <text:p>0.75</text:p>
          </table:table-cell>
          <table:table-cell table:style-name="ce9" office:value-type="float" calcext:value-type="float" office:value="0.0028">
            <text:p>0.0028</text:p>
          </table:table-cell>
          <table:table-cell table:style-name="ce7" office:value-type="string" calcext:value-type="string">
            <text:p>red_fruit</text:p>
          </table:table-cell>
          <table:table-cell table:style-name="ce7"/>
          <table:table-cell table:style-name="ce7" table:formula="of:=([.A7]-[.A$17])/[.A$20]" office:value-type="float" calcext:value-type="float" office:value="-1.3813857098323956">
            <text:p>-1.3813857098323956</text:p>
          </table:table-cell>
          <table:table-cell table:style-name="ce7" table:formula="of:=([.B7]-[.B$17])/[.B$20]" office:value-type="float" calcext:value-type="float" office:value="0.27057834983599638">
            <text:p>0.27057834983599638</text:p>
          </table:table-cell>
          <table:table-cell table:style-name="ce7" table:formula="of:=([.C7]-[.C$17])/[.C$20]" office:value-type="float" calcext:value-type="float" office:value="-1.3539361940570731">
            <text:p>-1.3539361940570731</text:p>
          </table:table-cell>
          <table:table-cell table:style-name="ce7"/>
          <table:table-cell table:style-name="ce7" table:formula="of:=SQRT(POWER([.F7]-[.F$23];2)+POWER([.G7]-[.G$23];2)+POWER([.H7]-[.H$23];2))" office:value-type="float" calcext:value-type="float" office:value="1.47434492233806">
            <text:p>1.47434492233806</text:p>
          </table:table-cell>
          <table:table-cell table:style-name="ce7" table:formula="of:=SMALL([.$J$2:.$J$14];ROWS([.$K$2:.K7]))" office:value-type="float" calcext:value-type="float" office:value="1.47434492233806">
            <text:p>1.47434492233806</text:p>
          </table:table-cell>
          <table:table-cell table:style-name="ce7" table:formula="of:=INDEX([.$D$2:.$D$14];MATCH([.K7];[.$J$2:.$J$14];0))" office:value-type="string" calcext:value-type="string" office:string-value="red_fruit">
            <text:p>red_fruit</text:p>
          </table:table-cell>
          <table:table-cell table:style-name="ce7"/>
          <table:table-cell table:number-columns-repeated="1024"/>
        </table:table-row>
        <table:table-row table:style-name="ro9">
          <table:table-cell table:style-name="ce7" office:value-type="float" calcext:value-type="float" office:value="5.2000000000000002">
            <text:p>5.2000000000000002</text:p>
          </table:table-cell>
          <table:table-cell table:style-name="ce9" office:value-type="float" calcext:value-type="float" office:value="0.80000000000000004">
            <text:p>0.80000000000000004</text:p>
          </table:table-cell>
          <table:table-cell table:style-name="ce9" office:value-type="float" calcext:value-type="float" office:value="0.0030000000000000001">
            <text:p>0.0030000000000000001</text:p>
          </table:table-cell>
          <table:table-cell table:style-name="ce7" office:value-type="string" calcext:value-type="string">
            <text:p>red_fruit</text:p>
          </table:table-cell>
          <table:table-cell table:style-name="ce7"/>
          <table:table-cell table:style-name="ce7" table:formula="of:=([.A8]-[.A$17])/[.A$20]" office:value-type="float" calcext:value-type="float" office:value="-1.2440395207094803">
            <text:p>-1.2440395207094803</text:p>
          </table:table-cell>
          <table:table-cell table:style-name="ce7" table:formula="of:=([.B8]-[.B$17])/[.B$20]" office:value-type="float" calcext:value-type="float" office:value="0.43046555655726726">
            <text:p>0.43046555655726726</text:p>
          </table:table-cell>
          <table:table-cell table:style-name="ce7" table:formula="of:=([.C8]-[.C$17])/[.C$20]" office:value-type="float" calcext:value-type="float" office:value="-1.3100867408364905">
            <text:p>-1.3100867408364905</text:p>
          </table:table-cell>
          <table:table-cell table:style-name="ce7"/>
          <table:table-cell table:style-name="ce7" table:formula="of:=SQRT(POWER([.F8]-[.F$23];2)+POWER([.G8]-[.G$23];2)+POWER([.H8]-[.H$23];2))" office:value-type="float" calcext:value-type="float" office:value="1.5226686567384757">
            <text:p>1.5226686567384757</text:p>
          </table:table-cell>
          <table:table-cell table:style-name="ce7" table:formula="of:=SMALL([.$J$2:.$J$14];ROWS([.$K$2:.K8]))" office:value-type="float" calcext:value-type="float" office:value="1.5226686567384757">
            <text:p>1.5226686567384757</text:p>
          </table:table-cell>
          <table:table-cell table:style-name="ce7" table:formula="of:=INDEX([.$D$2:.$D$14];MATCH([.K8];[.$J$2:.$J$14];0))" office:value-type="string" calcext:value-type="string" office:string-value="red_fruit">
            <text:p>red_fruit</text:p>
          </table:table-cell>
          <table:table-cell table:style-name="ce7"/>
          <table:table-cell table:number-columns-repeated="1024"/>
        </table:table-row>
        <table:table-row table:style-name="ro10">
          <table:table-cell table:style-name="ce7" office:value-type="float" calcext:value-type="float" office:value="5.5">
            <text:p>5.5</text:p>
          </table:table-cell>
          <table:table-cell table:style-name="ce9" office:value-type="float" calcext:value-type="float" office:value="0.81999999999999995">
            <text:p>0.81999999999999995</text:p>
          </table:table-cell>
          <table:table-cell table:style-name="ce9" office:value-type="float" calcext:value-type="float" office:value="0.0030999999999999999">
            <text:p>0.0030999999999999999</text:p>
          </table:table-cell>
          <table:table-cell table:style-name="ce7" office:value-type="string" calcext:value-type="string">
            <text:p>red_fruit</text:p>
          </table:table-cell>
          <table:table-cell table:style-name="ce7"/>
          <table:table-cell table:style-name="ce7" table:formula="of:=([.A9]-[.A$17])/[.A$20]" office:value-type="float" calcext:value-type="float" office:value="-1.1410298788672941">
            <text:p>-1.1410298788672941</text:p>
          </table:table-cell>
          <table:table-cell table:style-name="ce7" table:formula="of:=([.B9]-[.B$17])/[.B$20]" office:value-type="float" calcext:value-type="float" office:value="0.49442043924577522">
            <text:p>0.49442043924577522</text:p>
          </table:table-cell>
          <table:table-cell table:style-name="ce7" table:formula="of:=([.C9]-[.C$17])/[.C$20]" office:value-type="float" calcext:value-type="float" office:value="-1.2881620142261989">
            <text:p>-1.2881620142261989</text:p>
          </table:table-cell>
          <table:table-cell table:style-name="ce7"/>
          <table:table-cell table:style-name="ce7" table:formula="of:=SQRT(POWER([.F9]-[.F$23];2)+POWER([.G9]-[.G$23];2)+POWER([.H9]-[.H$23];2))" office:value-type="float" calcext:value-type="float" office:value="1.5316475796914291">
            <text:p>1.5316475796914291</text:p>
          </table:table-cell>
          <table:table-cell table:style-name="ce7" table:formula="of:=SMALL([.$J$2:.$J$14];ROWS([.$K$2:.K9]))" office:value-type="float" calcext:value-type="float" office:value="1.5316475796914291">
            <text:p>1.5316475796914291</text:p>
          </table:table-cell>
          <table:table-cell table:style-name="ce7" table:formula="of:=INDEX([.$D$2:.$D$14];MATCH([.K9];[.$J$2:.$J$14];0))" office:value-type="string" calcext:value-type="string" office:string-value="red_fruit">
            <text:p>red_fruit</text:p>
          </table:table-cell>
          <table:table-cell table:style-name="ce7"/>
          <table:table-cell table:number-columns-repeated="1024"/>
        </table:table-row>
        <table:table-row table:style-name="ro11">
          <table:table-cell table:style-name="ce7" office:value-type="float" calcext:value-type="float" office:value="12.1">
            <text:p>12.1</text:p>
          </table:table-cell>
          <table:table-cell table:style-name="ce9" office:value-type="float" calcext:value-type="float" office:value="0.96999999999999997">
            <text:p>0.96999999999999997</text:p>
          </table:table-cell>
          <table:table-cell table:style-name="ce9" office:value-type="float" calcext:value-type="float" office:value="0.0099799999999999993">
            <text:p>0.0099799999999999993</text:p>
          </table:table-cell>
          <table:table-cell table:style-name="ce7" office:value-type="string" calcext:value-type="string">
            <text:p>tropical_fruit</text:p>
          </table:table-cell>
          <table:table-cell table:style-name="ce7"/>
          <table:table-cell table:style-name="ce7" table:formula="of:=([.A10]-[.A$17])/[.A$20]" office:value-type="float" calcext:value-type="float" office:value="1.1251822416608046">
            <text:p>1.1251822416608046</text:p>
          </table:table-cell>
          <table:table-cell table:style-name="ce7" table:formula="of:=([.B10]-[.B$17])/[.B$20]" office:value-type="float" calcext:value-type="float" office:value="0.97408205940958748">
            <text:p>0.97408205940958748</text:p>
          </table:table-cell>
          <table:table-cell table:style-name="ce7" table:formula="of:=([.C10]-[.C$17])/[.C$20]" office:value-type="float" calcext:value-type="float" office:value="0.22025917656185087">
            <text:p>0.22025917656185087</text:p>
          </table:table-cell>
          <table:table-cell table:style-name="ce7"/>
          <table:table-cell table:style-name="ce7" table:formula="of:=SQRT(POWER([.F10]-[.F$23];2)+POWER([.G10]-[.G$23];2)+POWER([.H10]-[.H$23];2))" office:value-type="float" calcext:value-type="float" office:value="2.7117583406579082">
            <text:p>2.7117583406579082</text:p>
          </table:table-cell>
          <table:table-cell table:style-name="ce7" table:formula="of:=SMALL([.$J$2:.$J$14];ROWS([.$K$2:.K10]))" office:value-type="float" calcext:value-type="float" office:value="2.7117583406579082">
            <text:p>2.7117583406579082</text:p>
          </table:table-cell>
          <table:table-cell table:style-name="ce7" table:formula="of:=INDEX([.$D$2:.$D$14];MATCH([.K10];[.$J$2:.$J$14];0))" office:value-type="string" calcext:value-type="string" office:string-value="tropical_fruit">
            <text:p>tropical_fruit</text:p>
          </table:table-cell>
          <table:table-cell table:style-name="ce7"/>
          <table:table-cell table:number-columns-repeated="1024"/>
        </table:table-row>
        <table:table-row table:style-name="ro12">
          <table:table-cell table:style-name="ce7" office:value-type="float" calcext:value-type="float" office:value="11.800000000000001">
            <text:p>11.800000000000001</text:p>
          </table:table-cell>
          <table:table-cell table:style-name="ce9" office:value-type="float" calcext:value-type="float" office:value="0.90000000000000002">
            <text:p>0.90000000000000002</text:p>
          </table:table-cell>
          <table:table-cell table:style-name="ce9" office:value-type="float" calcext:value-type="float" office:value="0.014">
            <text:p>0.014</text:p>
          </table:table-cell>
          <table:table-cell table:style-name="ce7" office:value-type="string" calcext:value-type="string">
            <text:p>tropical_fruit</text:p>
          </table:table-cell>
          <table:table-cell table:style-name="ce7"/>
          <table:table-cell table:style-name="ce7" table:formula="of:=([.A11]-[.A$17])/[.A$20]" office:value-type="float" calcext:value-type="float" office:value="1.0221725998186186">
            <text:p>1.0221725998186186</text:p>
          </table:table-cell>
          <table:table-cell table:style-name="ce7" table:formula="of:=([.B11]-[.B$17])/[.B$20]" office:value-type="float" calcext:value-type="float" office:value="0.75023996999980869">
            <text:p>0.75023996999980869</text:p>
          </table:table-cell>
          <table:table-cell table:style-name="ce7" table:formula="of:=([.C11]-[.C$17])/[.C$20]" office:value-type="float" calcext:value-type="float" office:value="1.1016331862955664">
            <text:p>1.1016331862955664</text:p>
          </table:table-cell>
          <table:table-cell table:style-name="ce7"/>
          <table:table-cell table:style-name="ce7" table:formula="of:=SQRT(POWER([.F11]-[.F$23];2)+POWER([.G11]-[.G$23];2)+POWER([.H11]-[.H$23];2))" office:value-type="float" calcext:value-type="float" office:value="2.957332566716905">
            <text:p>2.957332566716905</text:p>
          </table:table-cell>
          <table:table-cell table:style-name="ce7" table:formula="of:=SMALL([.$J$2:.$J$14];ROWS([.$K$2:.K11]))" office:value-type="float" calcext:value-type="float" office:value="2.957332566716905">
            <text:p>2.957332566716905</text:p>
          </table:table-cell>
          <table:table-cell table:style-name="ce7" table:formula="of:=INDEX([.$D$2:.$D$14];MATCH([.K11];[.$J$2:.$J$14];0))" office:value-type="string" calcext:value-type="string" office:string-value="tropical_fruit">
            <text:p>tropical_fruit</text:p>
          </table:table-cell>
          <table:table-cell table:style-name="ce7"/>
          <table:table-cell table:number-columns-repeated="1024"/>
        </table:table-row>
        <table:table-row table:style-name="ro13">
          <table:table-cell table:style-name="ce7" office:value-type="float" calcext:value-type="float" office:value="12">
            <text:p>12</text:p>
          </table:table-cell>
          <table:table-cell table:style-name="ce9" office:value-type="float" calcext:value-type="float" office:value="0.93000000000000005">
            <text:p>0.93000000000000005</text:p>
          </table:table-cell>
          <table:table-cell table:style-name="ce9" office:value-type="float" calcext:value-type="float" office:value="0.014500000000000001">
            <text:p>0.014500000000000001</text:p>
          </table:table-cell>
          <table:table-cell table:style-name="ce7" office:value-type="string" calcext:value-type="string">
            <text:p>tropical_fruit</text:p>
          </table:table-cell>
          <table:table-cell table:style-name="ce7"/>
          <table:table-cell table:style-name="ce7" table:formula="of:=([.A12]-[.A$17])/[.A$20]" office:value-type="float" calcext:value-type="float" office:value="1.0908456943800759">
            <text:p>1.0908456943800759</text:p>
          </table:table-cell>
          <table:table-cell table:style-name="ce7" table:formula="of:=([.B12]-[.B$17])/[.B$20]" office:value-type="float" calcext:value-type="float" office:value="0.84617229403257122">
            <text:p>0.84617229403257122</text:p>
          </table:table-cell>
          <table:table-cell table:style-name="ce7" table:formula="of:=([.C12]-[.C$17])/[.C$20]" office:value-type="float" calcext:value-type="float" office:value="1.2112568193470235">
            <text:p>1.2112568193470235</text:p>
          </table:table-cell>
          <table:table-cell table:style-name="ce7"/>
          <table:table-cell table:style-name="ce7" table:formula="of:=SQRT(POWER([.F12]-[.F$23];2)+POWER([.G12]-[.G$23];2)+POWER([.H12]-[.H$23];2))" office:value-type="float" calcext:value-type="float" office:value="3.1166450843288209">
            <text:p>3.1166450843288209</text:p>
          </table:table-cell>
          <table:table-cell table:style-name="ce7" table:formula="of:=SMALL([.$J$2:.$J$14];ROWS([.$K$2:.K12]))" office:value-type="float" calcext:value-type="float" office:value="3.1166450843288209">
            <text:p>3.1166450843288209</text:p>
          </table:table-cell>
          <table:table-cell table:style-name="ce7" table:formula="of:=INDEX([.$D$2:.$D$14];MATCH([.K12];[.$J$2:.$J$14];0))" office:value-type="string" calcext:value-type="string" office:string-value="tropical_fruit">
            <text:p>tropical_fruit</text:p>
          </table:table-cell>
          <table:table-cell table:style-name="ce7"/>
          <table:table-cell table:number-columns-repeated="1024"/>
        </table:table-row>
        <table:table-row table:style-name="ro14">
          <table:table-cell table:style-name="ce7" office:value-type="float" calcext:value-type="float" office:value="12.5">
            <text:p>12.5</text:p>
          </table:table-cell>
          <table:table-cell table:style-name="ce9" office:value-type="float" calcext:value-type="float" office:value="0.94999999999999996">
            <text:p>0.94999999999999996</text:p>
          </table:table-cell>
          <table:table-cell table:style-name="ce9" office:value-type="float" calcext:value-type="float" office:value="0.014999999999999999">
            <text:p>0.014999999999999999</text:p>
          </table:table-cell>
          <table:table-cell table:style-name="ce7" office:value-type="string" calcext:value-type="string">
            <text:p>tropical_fruit</text:p>
          </table:table-cell>
          <table:table-cell table:style-name="ce7"/>
          <table:table-cell table:style-name="ce7" table:formula="of:=([.A13]-[.A$17])/[.A$20]" office:value-type="float" calcext:value-type="float" office:value="1.2625284307837197">
            <text:p>1.2625284307837197</text:p>
          </table:table-cell>
          <table:table-cell table:style-name="ce7" table:formula="of:=([.B13]-[.B$17])/[.B$20]" office:value-type="float" calcext:value-type="float" office:value="0.91012717672107912">
            <text:p>0.91012717672107912</text:p>
          </table:table-cell>
          <table:table-cell table:style-name="ce7" table:formula="of:=([.C13]-[.C$17])/[.C$20]" office:value-type="float" calcext:value-type="float" office:value="1.3208804523984803">
            <text:p>1.3208804523984803</text:p>
          </table:table-cell>
          <table:table-cell table:style-name="ce7"/>
          <table:table-cell table:style-name="ce7" table:formula="of:=SQRT(POWER([.F13]-[.F$23];2)+POWER([.G13]-[.G$23];2)+POWER([.H13]-[.H$23];2))" office:value-type="float" calcext:value-type="float" office:value="3.3163179365767346">
            <text:p>3.3163179365767346</text:p>
          </table:table-cell>
          <table:table-cell table:style-name="ce7" table:formula="of:=SMALL([.$J$2:.$J$14];ROWS([.$K$2:.K13]))" office:value-type="float" calcext:value-type="float" office:value="3.3163179365767346">
            <text:p>3.3163179365767346</text:p>
          </table:table-cell>
          <table:table-cell table:style-name="ce7" table:formula="of:=INDEX([.$D$2:.$D$14];MATCH([.K13];[.$J$2:.$J$14];0))" office:value-type="string" calcext:value-type="string" office:string-value="tropical_fruit">
            <text:p>tropical_fruit</text:p>
          </table:table-cell>
          <table:table-cell table:style-name="ce7"/>
          <table:table-cell table:number-columns-repeated="1024"/>
        </table:table-row>
        <table:table-row table:style-name="ro15">
          <table:table-cell table:style-name="ce7" office:value-type="float" calcext:value-type="float" office:value="12.800000000000001">
            <text:p>12.800000000000001</text:p>
          </table:table-cell>
          <table:table-cell table:style-name="ce9" office:value-type="float" calcext:value-type="float" office:value="0.97999999999999998">
            <text:p>0.97999999999999998</text:p>
          </table:table-cell>
          <table:table-cell table:style-name="ce9" office:value-type="float" calcext:value-type="float" office:value="0.0152">
            <text:p>0.0152</text:p>
          </table:table-cell>
          <table:table-cell table:style-name="ce7" office:value-type="string" calcext:value-type="string">
            <text:p>tropical_fruit</text:p>
          </table:table-cell>
          <table:table-cell table:style-name="ce7"/>
          <table:table-cell table:style-name="ce7" table:formula="of:=([.A14]-[.A$17])/[.A$20]" office:value-type="float" calcext:value-type="float" office:value="1.3655380726259063">
            <text:p>1.3655380726259063</text:p>
          </table:table-cell>
          <table:table-cell table:style-name="ce7" table:formula="of:=([.B14]-[.B$17])/[.B$20]" office:value-type="float" calcext:value-type="float" office:value="1.0060595007538418">
            <text:p>1.0060595007538418</text:p>
          </table:table-cell>
          <table:table-cell table:style-name="ce7" table:formula="of:=([.C14]-[.C$17])/[.C$20]" office:value-type="float" calcext:value-type="float" office:value="1.3647299056190634">
            <text:p>1.3647299056190634</text:p>
          </table:table-cell>
          <table:table-cell table:style-name="ce7"/>
          <table:table-cell table:style-name="ce7" table:formula="of:=SQRT(POWER([.F14]-[.F$23];2)+POWER([.G14]-[.G$23];2)+POWER([.H14]-[.H$23];2))" office:value-type="float" calcext:value-type="float" office:value="3.4538208172109153">
            <text:p>3.4538208172109153</text:p>
          </table:table-cell>
          <table:table-cell table:style-name="ce7" table:formula="of:=SMALL([.$J$2:.$J$14];ROWS([.$K$2:.K14]))" office:value-type="float" calcext:value-type="float" office:value="3.4538208172109153">
            <text:p>3.4538208172109153</text:p>
          </table:table-cell>
          <table:table-cell table:style-name="ce7" table:formula="of:=INDEX([.$D$2:.$D$14];MATCH([.K14];[.$J$2:.$J$14];0))" office:value-type="string" calcext:value-type="string" office:string-value="tropical_fruit">
            <text:p>tropical_fruit</text:p>
          </table:table-cell>
          <table:table-cell table:style-name="ce7"/>
          <table:table-cell table:number-columns-repeated="1024"/>
        </table:table-row>
        <table:table-row table:style-name="ro1">
          <table:table-cell table:style-name="ce7"/>
          <table:table-cell table:number-columns-repeated="1024"/>
        </table:table-row>
        <table:table-row table:style-name="ro16">
          <table:table-cell table:style-name="ce7" office:value-type="string" calcext:value-type="string">
            <text:p>mean_F1</text:p>
          </table:table-cell>
          <table:table-cell table:style-name="ce7" office:value-type="string" calcext:value-type="string">
            <text:p>mean_F2</text:p>
          </table:table-cell>
          <table:table-cell table:style-name="ce7" office:value-type="string" calcext:value-type="string">
            <text:p>mean_F3</text:p>
          </table:table-cell>
          <table:table-cell table:style-name="ce7"/>
          <table:table-cell table:number-columns-repeated="1024"/>
        </table:table-row>
        <table:table-row table:style-name="ro17">
          <table:table-cell table:style-name="ce10" table:formula="of:=AVERAGE([.A2:.A14])" office:value-type="float" calcext:value-type="float" office:value="8.8230769230769219">
            <text:p>8.8230769230769219</text:p>
          </table:table-cell>
          <table:table-cell table:style-name="ce7" table:formula="of:=AVERAGE([.B2:.B14])" office:value-type="float" calcext:value-type="float" office:value="0.66538461538461546">
            <text:p>0.66538461538461546</text:p>
          </table:table-cell>
          <table:table-cell table:style-name="ce7" table:formula="of:=AVERAGE([.C2:.C14])" office:value-type="float" calcext:value-type="float" office:value="0.0089753846153846142">
            <text:p>0.0089753846153846142</text:p>
          </table:table-cell>
          <table:table-cell table:style-name="ce7"/>
          <table:table-cell table:number-columns-repeated="1024"/>
        </table:table-row>
        <table:table-row table:style-name="ro1">
          <table:table-cell table:style-name="ce7"/>
          <table:table-cell table:number-columns-repeated="1024"/>
        </table:table-row>
        <table:table-row table:style-name="ro18">
          <table:table-cell table:style-name="ce7" office:value-type="string" calcext:value-type="string">
            <text:p>StDev_F1</text:p>
          </table:table-cell>
          <table:table-cell table:style-name="ce7" office:value-type="string" calcext:value-type="string">
            <text:p>StDev_F2</text:p>
          </table:table-cell>
          <table:table-cell table:style-name="ce7" office:value-type="string" calcext:value-type="string">
            <text:p>StDev_F3</text:p>
          </table:table-cell>
          <table:table-cell table:style-name="ce7"/>
          <table:table-cell table:number-columns-repeated="1024"/>
        </table:table-row>
        <table:table-row table:style-name="ro19">
          <table:table-cell table:style-name="ce7" table:formula="of:=_xlfn.STDEV.P([.A2:.A14])" office:value-type="float" calcext:value-type="float" office:value="2.9123487339137486">
            <text:p>2.9123487339137486</text:p>
          </table:table-cell>
          <table:table-cell table:style-name="ce7" table:formula="of:=_xlfn.STDEV.P([.B2:.B14])" office:value-type="float" calcext:value-type="float" office:value="0.31272045478387989">
            <text:p>0.31272045478387989</text:p>
          </table:table-cell>
          <table:table-cell table:style-name="ce7" table:formula="of:=_xlfn.STDEV.P([.C2:.C14])" office:value-type="float" calcext:value-type="float" office:value="0.0045610602940453632">
            <text:p>0.0045610602940453632</text:p>
          </table:table-cell>
          <table:table-cell table:style-name="ce7"/>
          <table:table-cell table:number-columns-repeated="1024"/>
        </table:table-row>
        <table:table-row table:style-name="ro1">
          <table:table-cell table:style-name="ce7"/>
          <table:table-cell table:number-columns-repeated="1024"/>
        </table:table-row>
        <table:table-row table:style-name="ro20">
          <table:table-cell table:style-name="ce7" office:value-type="string" calcext:value-type="string">
            <text:p>Feature1_New_Sample</text:p>
          </table:table-cell>
          <table:table-cell table:style-name="ce7" office:value-type="string" calcext:value-type="string">
            <text:p>Feature2_New_Sample</text:p>
          </table:table-cell>
          <table:table-cell table:style-name="ce7" office:value-type="string" calcext:value-type="string">
            <text:p>Feature3_New_Sample</text:p>
          </table:table-cell>
          <table:table-cell table:style-name="ce7"/>
          <table:table-cell/>
          <table:table-cell table:style-name="ce7" office:value-type="string" calcext:value-type="string">
            <text:p>New_Sample_F1_std</text:p>
          </table:table-cell>
          <table:table-cell table:style-name="ce7" office:value-type="string" calcext:value-type="string">
            <text:p>New_Sample_F2_std</text:p>
          </table:table-cell>
          <table:table-cell table:style-name="ce7" office:value-type="string" calcext:value-type="string">
            <text:p>New_Sample_F3_std</text:p>
          </table:table-cell>
          <table:table-cell table:style-name="ce7"/>
          <table:table-cell table:number-columns-repeated="1024"/>
        </table:table-row>
        <table:table-row table:style-name="ro21">
          <table:table-cell table:style-name="ce7" office:value-type="float" calcext:value-type="float" office:value="7">
            <text:p>7</text:p>
          </table:table-cell>
          <table:table-cell table:style-name="ce7" office:value-type="float" calcext:value-type="float" office:value="0.40000000000000002">
            <text:p>0.40000000000000002</text:p>
          </table:table-cell>
          <table:table-cell table:style-name="ce7" office:value-type="float" calcext:value-type="float" office:value="0.0054999999999999997">
            <text:p>0.0054999999999999997</text:p>
          </table:table-cell>
          <table:table-cell table:style-name="ce7"/>
          <table:table-cell/>
          <table:table-cell table:style-name="ce7" table:formula="of:=([.A$23]-[.A$17])/[.A$20]" office:value-type="float" calcext:value-type="float" office:value="-0.62598166965636259">
            <text:p>-0.62598166965636259</text:p>
          </table:table-cell>
          <table:table-cell table:style-name="ce7" table:formula="of:=([.B$23]-[.B$17])/[.B$20]" office:value-type="float" calcext:value-type="float" office:value="-0.84863209721289867">
            <text:p>-0.84863209721289867</text:p>
          </table:table-cell>
          <table:table-cell table:style-name="ce7" table:formula="of:=([.C$23]-[.C$17])/[.C$20]" office:value-type="float" calcext:value-type="float" office:value="-0.76196857557920483">
            <text:p>-0.76196857557920483</text:p>
          </table:table-cell>
          <table:table-cell table:style-name="ce7"/>
          <table:table-cell table:number-columns-repeated="1024"/>
        </table:table-row>
        <table:table-row table:style-name="ro1">
          <table:table-cell table:style-name="ce7"/>
          <table:table-cell table:number-columns-repeated="1024"/>
        </table:table-row>
        <table:table-row table:style-name="ro1">
          <table:table-cell table:style-name="ce7"/>
          <table:table-cell table:number-columns-repeated="1024"/>
        </table:table-row>
        <table:table-row table:style-name="ro1">
          <table:table-cell table:style-name="ce7"/>
          <table:table-cell table:number-columns-repeated="1024"/>
        </table:table-row>
        <table:table-row table:style-name="ro1">
          <table:table-cell table:style-name="ce7"/>
          <table:table-cell table:number-columns-repeated="1024"/>
        </table:table-row>
        <table:table-row table:style-name="ro22">
          <table:table-cell table:style-name="ce7"/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7"/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3">
          <table:table-cell table:style-name="ce7"/>
          <table:table-cell table:number-columns-repeated="1024"/>
        </table:table-row>
        <table:table-row table:number-rows-repeated="32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Montserrat" svg:font-family="Montserrat"/>
    <style:font-face style:name="Calibri" svg:font-family="Calibri"/>
    <style:font-face style:name="DejaVu Sans" svg:font-family="DejaVu Sans"/>
  </office:font-face-decls>
  <office:styles>
    <style:default-style style:family="table-cell"/>
    <number:number-style style:name="NF10002">
      <number:number number:decimal-places="2" number:min-integer-digits="1"/>
    </number:number-style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DejaVu Sans" style:font-family-asian="DejaVu Sans" style:font-family-complex="DejaVu Sans" fo:font-size="10pt" style:font-size-asian="10pt" style:font-size-complex="10pt" fo:font-style="normal" fo:font-weight="normal"/>
    </style:style>
    <style:style style:display-name="Normal 2" style:family="table-cell" style:name="Normal 2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3.905cm" fo:margin-bottom="3.905cm" fo:margin-left="1.778cm" fo:margin-right="1.778cm" style:print="charts drawings grid objects zero-values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DejaVu Sans" style:font-family-asian="DejaVu Sans" style:font-family-complex="DejaVu Sans" fo:font-size="10pt" style:font-size-asian="10pt" style:font-size-complex="10pt" fo:font-style="normal" fo:font-weight="normal"/>
    </style:style>
    <style:style style:data-style-name="" style:family="table-cell" style:name="ce2">
      <style:table-cell-properties fo:background-color="transparent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  <dc:creator/>
    <dc:title/>
    <dc:description/>
    <dc:language>en-US</dc:language>
  </office:meta>
</office:document-meta>
</file>